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{ render, screen } from '@testing-library/react';</text:p>
      <text:p text:style-name="Standard">import App from './App';</text:p>
      <text:p text:style-name="Standard">describe('true is truthy and false is falsy', () =&gt; {</text:p>
      <text:p text:style-name="Standard"><text:s text:c="2"/>test('true is truthy', () =&gt; {</text:p>
      <text:p text:style-name="Standard"><text:s text:c="4"/>expect(true).toBe(true);</text:p>
      <text:p text:style-name="Standard"><text:s text:c="2"/>});</text:p>
      <text:p text:style-name="Standard"><text:s/></text:p>
      <text:p text:style-name="Standard"><text:s text:c="2"/>test('false is falsy', () =&gt; {</text:p>
      <text:p text:style-name="Standard"><text:s text:c="4"/>expect(false).toBe(true);</text:p>
      <text:p text:style-name="Standard"><text:s text:c="2"/>});</text:p>
      <text:p text:style-name="Standard">});</text:p>
      <text:p text:style-name="Standard"/>
      <text:p text:style-name="Standard"/>
      <text:p text:style-name="Standard">describe("helloWorld", () =&gt; {</text:p>
      <text:p text:style-name="Standard"><text:s text:c="2"/>it("returns hello world", () =&gt; {</text:p>
      <text:p text:style-name="Standard"><text:s text:c="4"/>var actual = helloWorld();</text:p>
      <text:p text:style-name="Standard"><text:s text:c="4"/>expect(actual).toBe("hello");</text:p>
      <text:p text:style-name="Standard"><text:s text:c="2"/>});</text:p>
      <text:p text:style-name="Standard">});</text:p>
      <text:p text:style-name="Standard"/>
      <text:p text:style-name="Standard">test('renders learn react link', () =&gt; {</text:p>
      <text:p text:style-name="Standard"><text:s text:c="2"/>render(&lt;App /&gt;);</text:p>
      <text:p text:style-name="Standard"><text:s text:c="2"/>const linkElement = screen.getByText(/first/i);</text:p>
      <text:p text:style-name="Standard"><text:s text:c="2"/>expect(linkElement).toBeInTheDocument();</text:p>
      <text:p text:style-name="Standard"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3T09:51:05.287693932</meta:creation-date>
    <dc:date>2021-12-03T09:51:26.859883420</dc:date>
    <meta:editing-duration>PT22S</meta:editing-duration>
    <meta:editing-cycles>1</meta:editing-cycles>
    <meta:document-statistic meta:table-count="0" meta:image-count="0" meta:object-count="0" meta:page-count="1" meta:paragraph-count="22" meta:word-count="70" meta:character-count="556" meta:non-whitespace-character-count="472"/>
    <meta:generator>LibreOffice/6.0.7.3$Linux_X86_64 LibreOffice_project/00m0$Build-3</meta:generator>
  </office:meta>
</office:document-meta>
</file>